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0.3126in"/>
        </style:tab-stops>
      </style:paragraph-properties>
      <style:text-properties fo:font-size="18pt" officeooo:rsid="00179832" officeooo:paragraph-rsid="00179832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698b3" officeooo:paragraph-rsid="001698b3" style:font-size-asian="18pt" style:font-weight-asian="bold" style:font-size-complex="18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style:paragraph-properties fo:margin-left="0.3118in" fo:margin-right="0in" fo:text-align="start" fo:text-indent="0in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margin-left="0.1252in" fo:margin-right="0in" fo:text-align="start" fo:text-indent="0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style:font-style-asian="normal" style:font-style-complex="normal"/>
    </style:style>
    <style:style style:name="gr1" style:family="graphic">
      <style:graphic-properties svg:stroke-color="#3465a4" draw:marker-end="Arrowheads_20_1" draw:fill-color="#eeeeee" draw:textarea-horizontal-align="justify" draw:textarea-vertical-align="middle" draw:auto-grow-height="false" fo:min-height="1.9063in" fo:min-width="2.2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" svg:stroke-color="#3465a4" draw:fill="none" draw:textarea-horizontal-align="justify" draw:textarea-vertical-align="middle" draw:auto-grow-height="false" fo:min-height="4.4898in" fo:min-width="10.802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3465a4" draw:marker-end="Arrowheads_20_1" draw:fill-color="#eeeeee" draw:textarea-horizontal-align="justify" draw:textarea-vertical-align="middle" draw:auto-grow-height="false" fo:min-height="2in" fo:min-width="2.76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02in" draw:marker-end="Arrowheads_20_1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3465a4" draw:marker-end="Arrowheads_20_1" draw:fill-color="#eeeeee" draw:textarea-horizontal-align="justify" draw:textarea-vertical-align="middle" draw:auto-grow-height="false" fo:min-height="3.3335in" fo:min-width="2.9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color="#3465a4" draw:marker-end="Arrowheads_20_1" draw:fill-color="#eeeeee" draw:textarea-horizontal-align="justify" draw:textarea-vertical-align="middle" draw:auto-grow-height="false" fo:min-height="1.7709in" fo:min-width="3.8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color="#3465a4" draw:marker-end="Arrowheads_20_1" draw:fill-color="#eeeeee" draw:textarea-horizontal-align="justify" draw:textarea-vertical-align="middle" draw:auto-grow-height="false" fo:min-height="1.7083in" fo:min-width="1.9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color="#3465a4" draw:marker-end="Arrowheads_20_1" draw:fill-color="#eeeeee" draw:textarea-horizontal-align="justify" draw:textarea-vertical-align="middle" draw:auto-grow-height="false" fo:min-height="1.1354in" fo:min-width="1.6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402in" draw:marker-start="" draw:marker-end="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color="#3465a4" draw:marker-end="Arrowheads_20_1" draw:fill-color="#eeeeee" draw:textarea-horizontal-align="justify" draw:textarea-vertical-align="middle" draw:auto-grow-height="false" fo:min-height="3.2189in" fo:min-width="3.0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402in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2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martcity pits detection project</text:p>
      <text:p text:style-name="P1"><draw:custom-shape text:anchor-type="paragraph" draw:z-index="3" draw:name="Shape2" draw:style-name="gr4" draw:text-style-name="P4" svg:width="2.7689in" svg:height="2.0004in" svg:x="0.1425in" svg:y="4.9673in"><text:p text:style-name="P3"><text:span text:style-name="T1"/></text:p><text:p text:style-name="P3"><text:span text:style-name="T1">OBDGPSLogger</text:span></text:p><text:p text:style-name="P3"><text:span text:style-name="T4">src/sbc-car</text:span></text:p><text:p text:style-name="P3"><text:span text:style-name="T4"/></text:p><text:p text:style-name="P3">Gather information about ego-vehicle:</text:p><text:p text:style-name="P7">- Pits detection</text:p><text:p text:style-name="P7">- GPS position</text:p><text:p text:style-name="P7">- Car CAN bus data (obsolete, <text:line-break/><text:tab/>but may be used)</text:p><text:p text:style-name="P7"/><text:p text:style-name="P7">Joins data to packet (json)</text:p><text:p text:style-name="P7"/><draw:enhanced-geometry svg:viewBox="0 0 21600 21600" draw:type="rectangle" draw:enhanced-path="M 0 0 L 21600 0 21600 21600 0 21600 0 0 Z N"/></draw:custom-shape><draw:frame text:anchor-type="paragraph" draw:z-index="4" draw:name="Shape3" draw:style-name="gr5" draw:text-style-name="P9" svg:width="1.448in" svg:height="0.3843in" svg:x="-0.4984in" svg:y="2.661in"><draw:text-box><text:p text:style-name="P8"><text:span text:style-name="T5">UART,</text:span><text:span text:style-name="T5"><text:line-break/></text:span><text:span text:style-name="T5">linux tty port</text:span></text:p></draw:text-box></draw:frame><draw:frame text:anchor-type="paragraph" draw:z-index="5" draw:name="Shape3" draw:style-name="gr6" draw:text-style-name="P10" svg:width="1.448in" svg:height="0.2858in" svg:x="1.0535in" svg:y="4.6193in"><draw:text-box><text:p><text:span text:style-name="T5">Linux socket</text:span></text:p></draw:text-box></draw:frame><draw:line text:anchor-type="paragraph" draw:z-index="6" draw:name="Shape5" draw:style-name="gr7" draw:text-style-name="P3" svg:x1="1.0071in" svg:y1="2.3425in" svg:x2="1.0118in" svg:y2="3.2799in"><text:p/></draw:line><draw:custom-shape text:anchor-type="paragraph" draw:z-index="11" draw:name="Shape2" draw:style-name="gr10" draw:text-style-name="P4" svg:width="1.9748in" svg:height="1.7087in" svg:x="1.8661in" svg:y="2.7693in"><text:p text:style-name="P3"><text:span text:style-name="T1">Gpsfake</text:span><text:span text:style-name="T1"><text:line-break/></text:span><text:span text:style-name="T2">third-party utility</text:span></text:p><text:p text:style-name="P3"/><text:p text:style-name="P3">Emulates GPS position of <text:line-break/>ego-vehicle using<text:line-break/>predefined path<text:line-break/>(real GPS sensor<text:line-break/>can be used as well)</text:p><draw:enhanced-geometry svg:viewBox="0 0 21600 21600" draw:type="rectangle" draw:enhanced-path="M 0 0 L 21600 0 21600 21600 0 21600 0 0 Z N"/></draw:custom-shape><draw:line text:anchor-type="paragraph" draw:z-index="7" draw:name="Shape5" draw:style-name="gr7" draw:text-style-name="P3" svg:x1="0.7201in" svg:y1="4.4154in" svg:x2="0.7201in" svg:y2="4.9673in"><text:p/></draw:line><draw:custom-shape text:anchor-type="paragraph" draw:z-index="17" draw:name="Shape2" draw:style-name="gr13" draw:text-style-name="P4" svg:width="3.0996in" svg:height="3.2189in" svg:x="4.0638in" svg:y="3.2382in"><text:p text:style-name="P3"><text:span text:style-name="T1">IC-Lib</text:span></text:p><text:p text:style-name="P3">Instrument Cluster or <text:line-break/>Human-Machine Interface (HMI)<text:line-break/>of ego-vehicle</text:p><text:p text:style-name="P3"><text:span text:style-name="T4">src/IC-Lib</text:span></text:p><text:p text:style-name="P3"><text:span text:style-name="T4"/></text:p><text:p text:style-name="P7"><text:s/>Process data:<text:line-break/>- Realization of main machine logic <text:line-break/>(may be anything you want to do)</text:p><text:p text:style-name="P7">- Display info about car state to <text:line-break/>driver’s panel (was removed <text:line-break/>from project scope)<text:line-break/>- Convert to V2X message<text:line-break/>(not in project scope, was removed)<text:line-break/></text:p><text:p text:style-name="P7">In project scope just repack json</text:p><draw:enhanced-geometry svg:viewBox="0 0 21600 21600" draw:type="rectangle" draw:enhanced-path="M 0 0 L 21600 0 21600 21600 0 21600 0 0 Z N"/></draw:custom-shape><draw:custom-shape text:anchor-type="paragraph" draw:z-index="8" draw:name="Shape2" draw:style-name="gr8" draw:text-style-name="P4" svg:width="2.9378in" svg:height="3.3335in" svg:x="7.4862in" svg:y="3.0717in"><text:p text:style-name="P3"><text:span text:style-name="T6">CloudHub</text:span></text:p><text:p text:style-name="P3"><text:span text:style-name="T4">src/CloudHub</text:span></text:p><text:p text:style-name="P3"><text:span text:style-name="T4"/></text:p><text:p text:style-name="P3"><text:span text:style-name="T7">Collects information from all cars,</text:span><text:span text:style-name="T7"><text:line-break/></text:span><text:span text:style-name="T7">operates like a mesh node to collect</text:span><text:span text:style-name="T7"><text:line-break/></text:span><text:span text:style-name="T7">messages from cars and infrastructure</text:span><text:span text:style-name="T7"><text:line-break/></text:span><text:span text:style-name="T7">and then send aggregated data co cloud</text:span><text:span text:style-name="T7"><text:line-break/></text:span><text:span text:style-name="T7">or from cloud to specific car or node.</text:span><text:span text:style-name="T7"><text:line-break/></text:span><text:span text:style-name="T7">In the project scope:</text:span></text:p><text:p text:style-name="P7">- Collects messages and buffer them</text:p><text:p text:style-name="P7">- Parse json message</text:p><text:p text:style-name="P7">- Converts json to MQTT</text:p><text:p text:style-name="P7">- Encodes packet</text:p><text:p text:style-name="P7">- Sends packet with N messages <text:line-break/>to Google cloud in timely manner</text:p><text:p text:style-name="P7"/><text:p text:style-name="P11">May be run on separate linux device</text:p><draw:enhanced-geometry svg:viewBox="0 0 21600 21600" draw:type="rectangle" draw:enhanced-path="M 0 0 L 21600 0 21600 21600 0 21600 0 0 Z N"/></draw:custom-shape><draw:custom-shape text:anchor-type="paragraph" draw:z-index="1" draw:name="Shape1" draw:style-name="gr2" draw:text-style-name="P5" svg:width="10.8024in" svg:height="4.4898in" svg:x="-0.2535in" svg:y="2.5925in"><text:p/><draw:enhanced-geometry svg:viewBox="0 0 21600 21600" draw:type="rectangle" draw:enhanced-path="M 0 0 L 21600 0 21600 21600 0 21600 0 0 Z N"/></draw:custom-shape><draw:custom-shape text:anchor-type="paragraph" draw:z-index="0" draw:name="Shape2" draw:style-name="gr1" draw:text-style-name="P4" svg:width="2.2661in" svg:height="1.9067in" svg:x="-0.2591in" svg:y="0.4362in"><text:p text:style-name="P3"><text:span text:style-name="T1">Xlgyro</text:span><text:span text:style-name="T1"><text:line-break/></text:span><text:span text:style-name="T2">src/pits/xlgyro</text:span></text:p><text:p text:style-name="P3"/><text:p text:style-name="P3">Running on MC</text:p><text:p text:style-name="P3">(Starterkit GL-board)</text:p><text:p text:style-name="P3"/><text:p text:style-name="P3">Collects information</text:p><text:p text:style-name="P3">from ego-vehicle gyroscope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" draw:name="Shape2" draw:style-name="gr11" draw:text-style-name="P4" svg:width="1.6043in" svg:height="1.1358in" svg:x="-0.0819in" svg:y="3.2799in"><text:p text:style-name="P3"><text:span text:style-name="T1">XlgyroD</text:span><text:span text:style-name="T1"><text:line-break/></text:span><text:span text:style-name="T2">src/pits/xlgyrod</text:span></text:p><text:p text:style-name="P3">Linux Daemon<text:line-break/><text:line-break/>Detects Pits</text:p><draw:enhanced-geometry svg:viewBox="0 0 21600 21600" draw:type="rectangle" draw:enhanced-path="M 0 0 L 21600 0 21600 21600 0 21600 0 0 Z N"/></draw:custom-shape><draw:line text:anchor-type="paragraph" draw:z-index="10" draw:name="Shape5" draw:style-name="gr7" draw:text-style-name="P3" svg:x1="2.1992in" svg:y1="4.4154in" svg:x2="2.1992in" svg:y2="4.9673in"><text:p/></draw:line><draw:line text:anchor-type="paragraph" draw:z-index="13" draw:name="Shape4" draw:style-name="gr7" draw:text-style-name="P3" svg:x1="2.911in" svg:y1="5.7693in" svg:x2="4.0638in" svg:y2="5.7693in"><text:p/></draw:line><draw:frame text:anchor-type="paragraph" draw:z-index="14" draw:name="Shape3" draw:style-name="gr5" draw:text-style-name="P10" svg:width="1.448in" svg:height="0.3843in" svg:x="3.2098in" svg:y="5.8382in"><draw:text-box><text:p><text:span text:style-name="T5">Linux</text:span><text:span text:style-name="T5"><text:line-break/></text:span><text:span text:style-name="T5">socket</text:span></text:p></draw:text-box></draw:frame><draw:line text:anchor-type="paragraph" draw:z-index="15" draw:name="Shape6" draw:style-name="gr7" draw:text-style-name="P3" svg:x1="8.8717in" svg:y1="6.9047in" svg:x2="8.8717in" svg:y2="6.4047in"><text:p/></draw:line><draw:line text:anchor-type="paragraph" draw:z-index="16" draw:name="Shape7" draw:style-name="gr12" draw:text-style-name="P3" svg:x1="8.8713in" svg:y1="6.9047in" svg:x2="5.5484in" svg:y2="6.8854in"><text:p/></draw:line><draw:line text:anchor-type="paragraph" draw:z-index="18" draw:name="Shape6" draw:style-name="gr7" draw:text-style-name="P3" svg:x1="8.6839in" svg:y1="3.0717in" svg:x2="8.6839in" svg:y2="2.1965in"><text:p/></draw:line><draw:custom-shape text:anchor-type="paragraph" draw:z-index="9" draw:name="Shape2" draw:style-name="gr9" draw:text-style-name="P4" svg:width="3.8906in" svg:height="1.7713in" svg:x="6.7154in" svg:y="0.4256in"><text:p text:style-name="P3"><text:span text:style-name="T6">Google Cloud</text:span></text:p><text:p text:style-name="P3"><text:span text:style-name="T4">cloud.google.com</text:span></text:p><text:p text:style-name="P3"><text:span text:style-name="T4"/></text:p><text:p text:style-name="P7">- Decodes MQTT to json</text:p><text:p text:style-name="P7">- Parse json with cloudfunctions (python)</text:p><text:p text:style-name="P7">- Saves data to onlibe DB firebase.google.com </text:p><text:p text:style-name="P7">- Display car and pits position from database <text:line-break/>to map (<text:span text:style-name="T7">reflected-flame-250912.firebaseapp.com</text:span>) </text:p><draw:enhanced-geometry svg:viewBox="0 0 21600 21600" draw:type="rectangle" draw:enhanced-path="M 0 0 L 21600 0 21600 21600 0 21600 0 0 Z N"/></draw:custom-shape><draw:frame text:anchor-type="paragraph" draw:z-index="19" draw:name="Shape3" draw:style-name="gr6" draw:text-style-name="P10" svg:width="1.448in" svg:height="0.2858in" svg:x="8.7929in" svg:y="2.7134in"><draw:text-box><text:p><text:span text:style-name="T5">MQTT message</text:span></text:p></draw:text-box></draw:frame><draw:frame text:anchor-type="paragraph" draw:z-index="2" draw:name="Shape3" draw:style-name="gr3" draw:text-style-name="P6" svg:width="0.5421in" svg:height="0.5122in" svg:x="9.8035in" svg:y="6.478in"><draw:text-box><text:p><text:span text:style-name="T3">Local Linux</text:span></text:p></draw:text-box></draw:frame><draw:line text:anchor-type="paragraph" draw:z-index="20" draw:name="Shape8" draw:style-name="gr14" draw:text-style-name="P3" svg:x1="5.5484in" svg:y1="6.4571in" svg:x2="5.5484in" svg:y2="6.9051in"><text:p/></draw:line><draw:frame text:anchor-type="paragraph" draw:z-index="21" draw:name="Shape3" draw:style-name="gr15" draw:text-style-name="P10" svg:width="1.448in" svg:height="0.2185in" svg:x="6.9339in" svg:y="6.6445in"><draw:text-box><text:p><text:span text:style-name="T5">Linux socket</text:span></text:p></draw:text-box></draw:frame>Aim is to detect and map pits on the car path using information from gyroscope and G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07:08:24.374875130</meta:creation-date>
    <dc:date>2020-04-27T10:46:35.286385283</dc:date>
    <meta:editing-duration>PT9M4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21" meta:character-count="118" meta:non-whitespace-character-count="99"/>
  </office:meta>
</office:document-meta>
</file>